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421444" officeooo:paragraph-rsid="00421444" style:font-size-asian="10.5pt" style:font-weight-asian="normal" style:font-size-complex="12pt" style:font-weight-complex="normal"/>
    </style:style>
    <style:style style:name="P3"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4" style:family="paragraph" style:parent-style-name="Standard">
      <style:text-properties fo:font-size="12pt" fo:font-weight="normal" officeooo:rsid="004e6871" officeooo:paragraph-rsid="004e6871" style:font-size-asian="10.5pt" style:font-weight-asian="normal" style:font-size-complex="12pt" style:font-weight-complex="normal"/>
    </style:style>
    <style:style style:name="P5" style:family="paragraph" style:parent-style-name="Standard">
      <style:text-properties fo:font-size="12pt" fo:font-weight="normal" officeooo:rsid="0051243e" officeooo:paragraph-rsid="0047e89b" style:font-size-asian="10.5pt" style:font-weight-asian="normal" style:font-size-complex="12pt" style:font-weight-complex="normal"/>
    </style:style>
    <style:style style:name="P6" style:family="paragraph" style:parent-style-name="Standard">
      <style:text-properties fo:font-size="12pt" fo:font-weight="normal" officeooo:rsid="00535ee5" officeooo:paragraph-rsid="00535ee5" style:font-size-asian="10.5pt" style:font-weight-asian="normal" style:font-size-complex="12pt" style:font-weight-complex="normal"/>
    </style:style>
    <style:style style:name="P7" style:family="paragraph" style:parent-style-name="Standard">
      <style:text-properties fo:font-size="12pt" fo:font-weight="normal" officeooo:rsid="00542ca1" officeooo:paragraph-rsid="00542ca1" style:font-size-asian="10.5pt" style:font-weight-asian="normal" style:font-size-complex="12pt" style:font-weight-complex="normal"/>
    </style:style>
    <style:style style:name="P8" style:family="paragraph" style:parent-style-name="Standard">
      <style:text-properties fo:font-size="12pt" fo:font-weight="normal" officeooo:rsid="00556fee" officeooo:paragraph-rsid="00556fee" style:font-size-asian="10.5pt" style:font-weight-asian="normal" style:font-size-complex="12pt" style:font-weight-complex="normal"/>
    </style:style>
    <style:style style:name="P9"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4f8dd9"/>
    </style:style>
    <style:style style:name="T3" style:family="text">
      <style:text-properties style:font-name="P052" officeooo:rsid="00535ee5"/>
    </style:style>
    <style:style style:name="T4" style:family="text">
      <style:text-properties style:font-name="P052" officeooo:rsid="00542ca1"/>
    </style:style>
    <style:style style:name="T5" style:family="text">
      <style:text-properties style:font-name="P052" officeooo:rsid="00570a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3"/>
      <text:p text:style-name="P9"/>
      <text:p text:style-name="P2"/>
      <text:p text:style-name="P5"><text:span text:style-name="T3">L</text:span><text:span text:style-name="T2">entement, l'égo du psion, soumis </text:span><text:span text:style-name="T3">à la tension de son pouvoir, peut se séparer en deux : créant une personnalité distincte, une ombre jungienne, un jumeau maléfique. Dans certaines conditions cette personnalité peut prendre plus ou moins partiellement le contrôle.</text:span></text:p>
      <text:p text:style-name="P6"><text:span text:style-name="T3"/></text:p>
      <text:p text:style-name="P6"><text:span text:style-name="T1">Éveil et effets : Lorsqu’un psion échoue à déclencher un pouvoir, il doit effectuer un jet de volonté moyen et obtenir autant d’incréments que son rang de pulsion. Si il échoue, la pulsion s’éveille pour une scène. </text:span><text:span text:style-name="T4">Durant cette scène, le jumeau maléfique peut utiliser n’importe lequel des pouvoirs de pulsion de rang inférieur ou égal au rang de pulsion du personnage (il utilise la compétence occultisme du personnage avec la pulsion comme trait).</text:span></text:p>
      <text:p text:style-name="P7"><text:span text:style-name="T1">Un personnage peut annuler le déclenchement d’un pouvoir de pulsion en dépensant un point d’anima : mais ce point est alors donné au double maléfique qui pourra l’utiliser pour augmenter ses chances de succès sur une prochaine activation de pouvoir.</text:span></text:p>
      <text:p text:style-name="P7"><text:span text:style-name="T1"/></text:p>
      <text:p text:style-name="P8"><text:span text:style-name="T1">Transgressions : un personnage gagne des points de transgression en transigeant au code moral qui anime la société dont il est issu. Cette destruction du surmoi libère la pulsion.</text:span></text:p>
      <text:p text:style-name="P8"><text:span text:style-name="T1">Les exemples qui suivent sont valables pour un individu lambda de la société des mondes connus :</text:span></text:p>
      <text:p text:style-name="P8"><text:span text:style-name="T1">• refuser un sacrement ;</text:span></text:p>
      <text:p text:style-name="P8"><text:span text:style-name="T1">• souffrir la torture inquisitoriale ;</text:span></text:p>
      <text:p text:style-name="P8"><text:span text:style-name="T1">• recevoir l’opprobre ou l’excommunication ;</text:span></text:p>
      <text:p text:style-name="P8"><text:span text:style-name="T1">• être exposé à la pulsion d’un autre psion ;</text:span></text:p>
      <text:p text:style-name="P8"><text:span text:style-name="T1">• être exposé à certains artefacts aliens ou maléfiques ;</text:span></text:p>
      <text:p text:style-name="P8"><text:span text:style-name="T1">• crime (vol, viol, meurtre) ;</text:span></text:p>
      <text:p text:style-name="P8"><text:span text:style-name="T1">• rébellion envers son seigneur.</text:span></text:p>
      <text:p text:style-name="P8"><text:span text:style-name="T1"/></text:p>
      <text:p text:style-name="P8"><text:span text:style-name="T1">Abjurations : il est plus difficile de refermer la boîte de Pandore que de l’ouvrir, un personnage peut dissoudre le jumeau maléfique dans son altruisme. Alternativement, certains traitements existaient durant les époques plus civilisées.</text:span></text:p>
      <text:p text:style-name="P8"><text:span text:style-name="T1">• pèlerinage ;</text:span></text:p>
      <text:p text:style-name="P8"><text:span text:style-name="T1">• accomplir une mission dangereuse pour son seigneur ;</text:span></text:p>
      <text:p text:style-name="P8"><text:span text:style-name="T1">• être exposé à une pierre philosophale ou à un </text:span><text:span text:style-name="T5">fragment </text:span><text:span text:style-name="T1">d’âme ;</text:span></text:p>
      <text:p text:style-name="P8"><text:span text:style-name="T1">• </text:span><text:span text:style-name="T5">se sacrifier</text:span><text:span text:style-name="T1"> ;</text:span></text:p>
      <text:p text:style-name="P8"><text:span text:style-name="T1">• êt</text:span><text:span text:style-name="T5">re traité dans une clinique psi de la Seconde République</text:span><text:span text:style-name="T1">.</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3T22:08:06.188622815</dc:date>
    <meta:editing-duration>PT4H5M14S</meta:editing-duration>
    <meta:editing-cycles>41</meta:editing-cycles>
    <meta:document-statistic meta:table-count="0" meta:image-count="0" meta:object-count="0" meta:page-count="1" meta:paragraph-count="19" meta:word-count="323" meta:character-count="1960" meta:non-whitespace-character-count="1656"/>
  </office:meta>
</office:document-meta>
</file>